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6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ercent Am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ormatted Percent</text:p>
          </table:table-cell>
          <table:table-cell office:value-type="string" calcext:value-type="string">
            <text:p>Formatted Amount</text:p>
          </table:table-cell>
        </table:table-row>
        <table:table-row table:style-name="ro1">
          <table:table-cell office:value-type="string" calcext:value-type="string">
            <text:p>Incident Irradiance</text:p>
          </table:table-cell>
          <table:table-cell office:value-type="string" calcext:value-type="string">
            <text:p>Cell Output</text:p>
          </table:table-cell>
          <table:table-cell table:formula="of:=0.237" office:value-type="float" office:value="0.237" calcext:value-type="float">
            <text:p>0.237</text:p>
          </table:table-cell>
          <table:table-cell table:formula="of:=100*[.C2]" office:value-type="float" office:value="23.7" calcext:value-type="float">
            <text:p>23.7</text:p>
          </table:table-cell>
          <table:table-cell table:formula="of:=1000*0.0153*[.C2]" office:value-type="float" office:value="3.6261" calcext:value-type="float">
            <text:p>3.6261</text:p>
          </table:table-cell>
          <table:table-cell table:style-name="ce1" table:formula="of:=CONCATENATE([.A2];&quot; [&quot;;[.D2];&quot;] &quot;;[.B2])" office:value-type="string" office:string-value="Incident Irradiance [23.7] Cell Output" calcext:value-type="string">
            <text:p>Incident Irradiance [23.7] Cell Output</text:p>
          </table:table-cell>
          <table:table-cell table:formula="of:=CONCATENATE([.A2];&quot; [&quot;;[.E2];&quot;] &quot;;[.B2])" office:value-type="string" office:string-value="Incident Irradiance [3.6261] Cell Output" calcext:value-type="string">
            <text:p>Incident Irradiance [3.6261] Cell Output</text:p>
          </table:table-cell>
        </table:table-row>
        <table:table-row table:style-name="ro1">
          <table:table-cell office:value-type="string" calcext:value-type="string">
            <text:p>Incident Irradiance</text:p>
          </table:table-cell>
          <table:table-cell office:value-type="string" calcext:value-type="string">
            <text:p>Cell Losses[1]</text:p>
          </table:table-cell>
          <table:table-cell table:formula="of:=1-0.237" office:value-type="float" office:value="0.763" calcext:value-type="float">
            <text:p>0.763</text:p>
          </table:table-cell>
          <table:table-cell table:formula="of:=100*[.C3]" office:value-type="float" office:value="76.3" calcext:value-type="float">
            <text:p>76.3</text:p>
          </table:table-cell>
          <table:table-cell table:formula="of:=1000*0.0153*[.C3]" office:value-type="float" office:value="11.6739" calcext:value-type="float">
            <text:p>11.6739</text:p>
          </table:table-cell>
          <table:table-cell table:formula="of:=CONCATENATE([.A3];&quot; [&quot;;[.D3];&quot;] &quot;;[.B3])" office:value-type="string" office:string-value="Incident Irradiance [76.3] Cell Losses[1]" calcext:value-type="string">
            <text:p>Incident Irradiance [76.3] Cell Losses[1]</text:p>
          </table:table-cell>
          <table:table-cell table:formula="of:=CONCATENATE([.A3];&quot; [&quot;;[.E3];&quot;] &quot;;[.B3])" office:value-type="string" office:string-value="Incident Irradiance [11.6739] Cell Losses[1]" calcext:value-type="string">
            <text:p>Incident Irradiance [11.6739] Cell Losses[1]</text:p>
          </table:table-cell>
        </table:table-row>
        <table:table-row table:style-name="ro1">
          <table:table-cell office:value-type="string" calcext:value-type="string">
            <text:p>Cell Output</text:p>
          </table:table-cell>
          <table:table-cell office:value-type="string" calcext:value-type="string">
            <text:p>Schottky Diode Loss</text:p>
          </table:table-cell>
          <table:table-cell table:formula="of:=0.05" office:value-type="float" office:value="0.05" calcext:value-type="float">
            <text:p>0.05</text:p>
          </table:table-cell>
          <table:table-cell table:formula="of:=[.$D$2]*[.C4]" office:value-type="float" office:value="1.185" calcext:value-type="float">
            <text:p>1.185</text:p>
          </table:table-cell>
          <table:table-cell table:formula="of:=[.$E$2]*[.C4]" office:value-type="float" office:value="0.181305" calcext:value-type="float">
            <text:p>0.181305</text:p>
          </table:table-cell>
          <table:table-cell table:formula="of:=CONCATENATE([.A4];&quot; [&quot;;[.D4];&quot;] &quot;;[.B4])" office:value-type="string" office:string-value="Cell Output [1.185] Schottky Diode Loss" calcext:value-type="string">
            <text:p>Cell Output [1.185] Schottky Diode Loss</text:p>
          </table:table-cell>
          <table:table-cell table:formula="of:=CONCATENATE([.A4];&quot; [&quot;;[.E4];&quot;] &quot;;[.B4])" office:value-type="string" office:string-value="Cell Output [0.181305] Schottky Diode Loss" calcext:value-type="string">
            <text:p>Cell Output [0.181305] Schottky Diode Loss</text:p>
          </table:table-cell>
        </table:table-row>
        <table:table-row table:style-name="ro1">
          <table:table-cell office:value-type="string" calcext:value-type="string">
            <text:p>Cell Output</text:p>
          </table:table-cell>
          <table:table-cell office:value-type="string" calcext:value-type="string">
            <text:p>Mismatch Loss</text:p>
          </table:table-cell>
          <table:table-cell table:formula="of:=0.1" office:value-type="float" office:value="0.1" calcext:value-type="float">
            <text:p>0.1</text:p>
          </table:table-cell>
          <table:table-cell table:formula="of:=[.$D$2]*[.C5]" office:value-type="float" office:value="2.37" calcext:value-type="float">
            <text:p>2.37</text:p>
          </table:table-cell>
          <table:table-cell table:formula="of:=[.$E$2]*[.C5]" office:value-type="float" office:value="0.36261" calcext:value-type="float">
            <text:p>0.36261</text:p>
          </table:table-cell>
          <table:table-cell table:formula="of:=CONCATENATE([.A5];&quot; [&quot;;[.D5];&quot;] &quot;;[.B5])" office:value-type="string" office:string-value="Cell Output [2.37] Mismatch Loss" calcext:value-type="string">
            <text:p>Cell Output [2.37] Mismatch Loss</text:p>
          </table:table-cell>
          <table:table-cell table:formula="of:=CONCATENATE([.A5];&quot; [&quot;;[.E5];&quot;] &quot;;[.B5])" office:value-type="string" office:string-value="Cell Output [0.36261] Mismatch Loss" calcext:value-type="string">
            <text:p>Cell Output [0.36261] Mismatch Loss</text:p>
          </table:table-cell>
        </table:table-row>
        <table:table-row table:style-name="ro1">
          <table:table-cell office:value-type="string" calcext:value-type="string">
            <text:p>Cell Output</text:p>
          </table:table-cell>
          <table:table-cell office:value-type="string" calcext:value-type="string">
            <text:p>Module Output</text:p>
          </table:table-cell>
          <table:table-cell table:formula="of:=0.85" office:value-type="float" office:value="0.85" calcext:value-type="float">
            <text:p>0.85</text:p>
          </table:table-cell>
          <table:table-cell table:formula="of:=[.$D$2]*[.C6]" office:value-type="float" office:value="20.145" calcext:value-type="float">
            <text:p>20.145</text:p>
          </table:table-cell>
          <table:table-cell table:formula="of:=[.$E$2]*[.C6]" office:value-type="float" office:value="3.082185" calcext:value-type="float">
            <text:p>3.082185</text:p>
          </table:table-cell>
          <table:table-cell table:formula="of:=CONCATENATE([.A6];&quot; [&quot;;[.D6];&quot;] &quot;;[.B6])" office:value-type="string" office:string-value="Cell Output [20.145] Module Output" calcext:value-type="string">
            <text:p>Cell Output [20.145] Module Output</text:p>
          </table:table-cell>
          <table:table-cell table:formula="of:=CONCATENATE([.A6];&quot; [&quot;;[.E6];&quot;] &quot;;[.B6])" office:value-type="string" office:string-value="Cell Output [3.082185] Module Output" calcext:value-type="string">
            <text:p>Cell Output [3.082185] Module Output</text:p>
          </table:table-cell>
        </table:table-row>
        <table:table-row table:style-name="ro1">
          <table:table-cell office:value-type="string" calcext:value-type="string">
            <text:p>Module Output</text:p>
          </table:table-cell>
          <table:table-cell office:value-type="string" calcext:value-type="string">
            <text:p>Series Loss</text:p>
          </table:table-cell>
          <table:table-cell table:formula="of:=0.02" office:value-type="float" office:value="0.02" calcext:value-type="float">
            <text:p>0.02</text:p>
          </table:table-cell>
          <table:table-cell table:formula="of:=[.$D$6]*[.C7]" office:value-type="float" office:value="0.4029" calcext:value-type="float">
            <text:p>0.4029</text:p>
          </table:table-cell>
          <table:table-cell table:formula="of:=[.$E$6]*[.C7]" office:value-type="float" office:value="0.0616437" calcext:value-type="float">
            <text:p>0.0616437</text:p>
          </table:table-cell>
          <table:table-cell table:formula="of:=CONCATENATE([.A7];&quot; [&quot;;[.D7];&quot;] &quot;;[.B7])" office:value-type="string" office:string-value="Module Output [0.4029] Series Loss" calcext:value-type="string">
            <text:p>Module Output [0.4029] Series Loss</text:p>
          </table:table-cell>
          <table:table-cell table:formula="of:=CONCATENATE([.A7];&quot; [&quot;;[.E7];&quot;] &quot;;[.B7])" office:value-type="string" office:string-value="Module Output [0.0616437] Series Loss" calcext:value-type="string">
            <text:p>Module Output [0.0616437] Series Loss</text:p>
          </table:table-cell>
        </table:table-row>
        <table:table-row table:style-name="ro1">
          <table:table-cell office:value-type="string" calcext:value-type="string">
            <text:p>Module Output</text:p>
          </table:table-cell>
          <table:table-cell office:value-type="string" calcext:value-type="string">
            <text:p>MPPT Loss</text:p>
          </table:table-cell>
          <table:table-cell table:formula="of:=0.03" office:value-type="float" office:value="0.03" calcext:value-type="float">
            <text:p>0.03</text:p>
          </table:table-cell>
          <table:table-cell table:formula="of:=[.$D$6]*[.C8]" office:value-type="float" office:value="0.60435" calcext:value-type="float">
            <text:p>0.60435</text:p>
          </table:table-cell>
          <table:table-cell table:formula="of:=[.$E$6]*[.C8]" office:value-type="float" office:value="0.09246555" calcext:value-type="float">
            <text:p>0.09246555</text:p>
          </table:table-cell>
          <table:table-cell table:formula="of:=CONCATENATE([.A8];&quot; [&quot;;[.D8];&quot;] &quot;;[.B8])" office:value-type="string" office:string-value="Module Output [0.60435] MPPT Loss" calcext:value-type="string">
            <text:p>Module Output [0.60435] MPPT Loss</text:p>
          </table:table-cell>
          <table:table-cell table:formula="of:=CONCATENATE([.A8];&quot; [&quot;;[.E8];&quot;] &quot;;[.B8])" office:value-type="string" office:string-value="Module Output [0.09246555] MPPT Loss" calcext:value-type="string">
            <text:p>Module Output [0.09246555] MPPT Loss</text:p>
          </table:table-cell>
        </table:table-row>
        <table:table-row table:style-name="ro1">
          <table:table-cell office:value-type="string" calcext:value-type="string">
            <text:p>Module Output</text:p>
          </table:table-cell>
          <table:table-cell office:value-type="string" calcext:value-type="string">
            <text:p>Array Output</text:p>
          </table:table-cell>
          <table:table-cell table:formula="of:=0.95" office:value-type="float" office:value="0.95" calcext:value-type="float">
            <text:p>0.95</text:p>
          </table:table-cell>
          <table:table-cell table:formula="of:=[.$D$6]*[.C9]" office:value-type="float" office:value="19.13775" calcext:value-type="float">
            <text:p>19.13775</text:p>
          </table:table-cell>
          <table:table-cell table:formula="of:=[.$E$6]*[.C9]" office:value-type="float" office:value="2.92807575" calcext:value-type="float">
            <text:p>2.92807575</text:p>
          </table:table-cell>
          <table:table-cell table:formula="of:=CONCATENATE([.A9];&quot; [&quot;;[.D9];&quot;] &quot;;[.B9])" office:value-type="string" office:string-value="Module Output [19.13775] Array Output" calcext:value-type="string">
            <text:p>Module Output [19.13775] Array Output</text:p>
          </table:table-cell>
          <table:table-cell table:formula="of:=CONCATENATE([.A9];&quot; [&quot;;[.E9];&quot;] &quot;;[.B9])" office:value-type="string" office:string-value="Module Output [2.92807575] Array Output" calcext:value-type="string">
            <text:p>Module Output [2.92807575] Array Output</text:p>
          </table:table-cell>
        </table:table-row>
        <table:table-row table:style-name="ro1">
          <table:table-cell table:number-columns-repeated="5"/>
          <table:table-cell table:formula="of:=CONCATENATE([.A10];&quot; [&quot;;[.D10];&quot;] &quot;;[.B10])" office:value-type="string" office:string-value=" [] " calcext:value-type="string">
            <text:p><text:s/>[] </text:p>
          </table:table-cell>
          <table:table-cell table:formula="of:=CONCATENATE([.A10];&quot; [&quot;;[.E10];&quot;] &quot;;[.B10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1];&quot; [&quot;;[.D11];&quot;] &quot;;[.B11])" office:value-type="string" office:string-value=" [] " calcext:value-type="string">
            <text:p><text:s/>[] </text:p>
          </table:table-cell>
          <table:table-cell table:formula="of:=CONCATENATE([.A11];&quot; [&quot;;[.E11];&quot;] &quot;;[.B11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2];&quot; [&quot;;[.D12];&quot;] &quot;;[.B12])" office:value-type="string" office:string-value=" [] " calcext:value-type="string">
            <text:p><text:s/>[] </text:p>
          </table:table-cell>
          <table:table-cell table:formula="of:=CONCATENATE([.A12];&quot; [&quot;;[.E12];&quot;] &quot;;[.B12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3];&quot; [&quot;;[.D13];&quot;] &quot;;[.B13])" office:value-type="string" office:string-value=" [] " calcext:value-type="string">
            <text:p><text:s/>[] </text:p>
          </table:table-cell>
          <table:table-cell table:formula="of:=CONCATENATE([.A13];&quot; [&quot;;[.E13];&quot;] &quot;;[.B13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4];&quot; [&quot;;[.D14];&quot;] &quot;;[.B14])" office:value-type="string" office:string-value=" [] " calcext:value-type="string">
            <text:p><text:s/>[] </text:p>
          </table:table-cell>
          <table:table-cell table:formula="of:=CONCATENATE([.A14];&quot; [&quot;;[.E14];&quot;] &quot;;[.B14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5];&quot; [&quot;;[.D15];&quot;] &quot;;[.B15])" office:value-type="string" office:string-value=" [] " calcext:value-type="string">
            <text:p><text:s/>[] </text:p>
          </table:table-cell>
          <table:table-cell table:formula="of:=CONCATENATE([.A15];&quot; [&quot;;[.E15];&quot;] &quot;;[.B15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6];&quot; [&quot;;[.D16];&quot;] &quot;;[.B16])" office:value-type="string" office:string-value=" [] " calcext:value-type="string">
            <text:p><text:s/>[] </text:p>
          </table:table-cell>
          <table:table-cell table:formula="of:=CONCATENATE([.A16];&quot; [&quot;;[.E16];&quot;] &quot;;[.B16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7];&quot; [&quot;;[.D17];&quot;] &quot;;[.B17])" office:value-type="string" office:string-value=" [] " calcext:value-type="string">
            <text:p><text:s/>[] </text:p>
          </table:table-cell>
          <table:table-cell table:formula="of:=CONCATENATE([.A17];&quot; [&quot;;[.E17];&quot;] &quot;;[.B17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8];&quot; [&quot;;[.D18];&quot;] &quot;;[.B18])" office:value-type="string" office:string-value=" [] " calcext:value-type="string">
            <text:p><text:s/>[] </text:p>
          </table:table-cell>
          <table:table-cell table:formula="of:=CONCATENATE([.A18];&quot; [&quot;;[.E18];&quot;] &quot;;[.B18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19];&quot; [&quot;;[.D19];&quot;] &quot;;[.B19])" office:value-type="string" office:string-value=" [] " calcext:value-type="string">
            <text:p><text:s/>[] </text:p>
          </table:table-cell>
          <table:table-cell table:formula="of:=CONCATENATE([.A19];&quot; [&quot;;[.E19];&quot;] &quot;;[.B19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0];&quot; [&quot;;[.D20];&quot;] &quot;;[.B20])" office:value-type="string" office:string-value=" [] " calcext:value-type="string">
            <text:p><text:s/>[] </text:p>
          </table:table-cell>
          <table:table-cell table:formula="of:=CONCATENATE([.A20];&quot; [&quot;;[.E20];&quot;] &quot;;[.B20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1];&quot; [&quot;;[.D21];&quot;] &quot;;[.B21])" office:value-type="string" office:string-value=" [] " calcext:value-type="string">
            <text:p><text:s/>[] </text:p>
          </table:table-cell>
          <table:table-cell table:formula="of:=CONCATENATE([.A21];&quot; [&quot;;[.E21];&quot;] &quot;;[.B21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2];&quot; [&quot;;[.D22];&quot;] &quot;;[.B22])" office:value-type="string" office:string-value=" [] " calcext:value-type="string">
            <text:p><text:s/>[] </text:p>
          </table:table-cell>
          <table:table-cell table:formula="of:=CONCATENATE([.A22];&quot; [&quot;;[.E22];&quot;] &quot;;[.B22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3];&quot; [&quot;;[.D23];&quot;] &quot;;[.B23])" office:value-type="string" office:string-value=" [] " calcext:value-type="string">
            <text:p><text:s/>[] </text:p>
          </table:table-cell>
          <table:table-cell table:formula="of:=CONCATENATE([.A23];&quot; [&quot;;[.E23];&quot;] &quot;;[.B23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4];&quot; [&quot;;[.D24];&quot;] &quot;;[.B24])" office:value-type="string" office:string-value=" [] " calcext:value-type="string">
            <text:p><text:s/>[] </text:p>
          </table:table-cell>
          <table:table-cell table:formula="of:=CONCATENATE([.A24];&quot; [&quot;;[.E24];&quot;] &quot;;[.B24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5];&quot; [&quot;;[.D25];&quot;] &quot;;[.B25])" office:value-type="string" office:string-value=" [] " calcext:value-type="string">
            <text:p><text:s/>[] </text:p>
          </table:table-cell>
          <table:table-cell table:formula="of:=CONCATENATE([.A25];&quot; [&quot;;[.E25];&quot;] &quot;;[.B25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6];&quot; [&quot;;[.D26];&quot;] &quot;;[.B26])" office:value-type="string" office:string-value=" [] " calcext:value-type="string">
            <text:p><text:s/>[] </text:p>
          </table:table-cell>
          <table:table-cell table:formula="of:=CONCATENATE([.A26];&quot; [&quot;;[.E26];&quot;] &quot;;[.B26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7];&quot; [&quot;;[.D27];&quot;] &quot;;[.B27])" office:value-type="string" office:string-value=" [] " calcext:value-type="string">
            <text:p><text:s/>[] </text:p>
          </table:table-cell>
          <table:table-cell table:formula="of:=CONCATENATE([.A27];&quot; [&quot;;[.E27];&quot;] &quot;;[.B27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8];&quot; [&quot;;[.D28];&quot;] &quot;;[.B28])" office:value-type="string" office:string-value=" [] " calcext:value-type="string">
            <text:p><text:s/>[] </text:p>
          </table:table-cell>
          <table:table-cell table:formula="of:=CONCATENATE([.A28];&quot; [&quot;;[.E28];&quot;] &quot;;[.B28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29];&quot; [&quot;;[.D29];&quot;] &quot;;[.B29])" office:value-type="string" office:string-value=" [] " calcext:value-type="string">
            <text:p><text:s/>[] </text:p>
          </table:table-cell>
          <table:table-cell table:formula="of:=CONCATENATE([.A29];&quot; [&quot;;[.E29];&quot;] &quot;;[.B29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0];&quot; [&quot;;[.D30];&quot;] &quot;;[.B30])" office:value-type="string" office:string-value=" [] " calcext:value-type="string">
            <text:p><text:s/>[] </text:p>
          </table:table-cell>
          <table:table-cell table:formula="of:=CONCATENATE([.A30];&quot; [&quot;;[.E30];&quot;] &quot;;[.B30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1];&quot; [&quot;;[.D31];&quot;] &quot;;[.B31])" office:value-type="string" office:string-value=" [] " calcext:value-type="string">
            <text:p><text:s/>[] </text:p>
          </table:table-cell>
          <table:table-cell table:formula="of:=CONCATENATE([.A31];&quot; [&quot;;[.E31];&quot;] &quot;;[.B31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2];&quot; [&quot;;[.D32];&quot;] &quot;;[.B32])" office:value-type="string" office:string-value=" [] " calcext:value-type="string">
            <text:p><text:s/>[] </text:p>
          </table:table-cell>
          <table:table-cell table:formula="of:=CONCATENATE([.A32];&quot; [&quot;;[.E32];&quot;] &quot;;[.B32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3];&quot; [&quot;;[.D33];&quot;] &quot;;[.B33])" office:value-type="string" office:string-value=" [] " calcext:value-type="string">
            <text:p><text:s/>[] </text:p>
          </table:table-cell>
          <table:table-cell table:formula="of:=CONCATENATE([.A33];&quot; [&quot;;[.E33];&quot;] &quot;;[.B33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4];&quot; [&quot;;[.D34];&quot;] &quot;;[.B34])" office:value-type="string" office:string-value=" [] " calcext:value-type="string">
            <text:p><text:s/>[] </text:p>
          </table:table-cell>
          <table:table-cell table:formula="of:=CONCATENATE([.A34];&quot; [&quot;;[.E34];&quot;] &quot;;[.B34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5];&quot; [&quot;;[.D35];&quot;] &quot;;[.B35])" office:value-type="string" office:string-value=" [] " calcext:value-type="string">
            <text:p><text:s/>[] </text:p>
          </table:table-cell>
          <table:table-cell table:formula="of:=CONCATENATE([.A35];&quot; [&quot;;[.E35];&quot;] &quot;;[.B35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6];&quot; [&quot;;[.D36];&quot;] &quot;;[.B36])" office:value-type="string" office:string-value=" [] " calcext:value-type="string">
            <text:p><text:s/>[] </text:p>
          </table:table-cell>
          <table:table-cell table:formula="of:=CONCATENATE([.A36];&quot; [&quot;;[.E36];&quot;] &quot;;[.B36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7];&quot; [&quot;;[.D37];&quot;] &quot;;[.B37])" office:value-type="string" office:string-value=" [] " calcext:value-type="string">
            <text:p><text:s/>[] </text:p>
          </table:table-cell>
          <table:table-cell table:formula="of:=CONCATENATE([.A37];&quot; [&quot;;[.E37];&quot;] &quot;;[.B37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8];&quot; [&quot;;[.D38];&quot;] &quot;;[.B38])" office:value-type="string" office:string-value=" [] " calcext:value-type="string">
            <text:p><text:s/>[] </text:p>
          </table:table-cell>
          <table:table-cell table:formula="of:=CONCATENATE([.A38];&quot; [&quot;;[.E38];&quot;] &quot;;[.B38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39];&quot; [&quot;;[.D39];&quot;] &quot;;[.B39])" office:value-type="string" office:string-value=" [] " calcext:value-type="string">
            <text:p><text:s/>[] </text:p>
          </table:table-cell>
          <table:table-cell table:formula="of:=CONCATENATE([.A39];&quot; [&quot;;[.E39];&quot;] &quot;;[.B39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40];&quot; [&quot;;[.D40];&quot;] &quot;;[.B40])" office:value-type="string" office:string-value=" [] " calcext:value-type="string">
            <text:p><text:s/>[] </text:p>
          </table:table-cell>
          <table:table-cell table:formula="of:=CONCATENATE([.A40];&quot; [&quot;;[.E40];&quot;] &quot;;[.B40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41];&quot; [&quot;;[.D41];&quot;] &quot;;[.B41])" office:value-type="string" office:string-value=" [] " calcext:value-type="string">
            <text:p><text:s/>[] </text:p>
          </table:table-cell>
          <table:table-cell table:formula="of:=CONCATENATE([.A41];&quot; [&quot;;[.E41];&quot;] &quot;;[.B41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42];&quot; [&quot;;[.D42];&quot;] &quot;;[.B42])" office:value-type="string" office:string-value=" [] " calcext:value-type="string">
            <text:p><text:s/>[] </text:p>
          </table:table-cell>
          <table:table-cell table:formula="of:=CONCATENATE([.A42];&quot; [&quot;;[.E42];&quot;] &quot;;[.B42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43];&quot; [&quot;;[.D43];&quot;] &quot;;[.B43])" office:value-type="string" office:string-value=" [] " calcext:value-type="string">
            <text:p><text:s/>[] </text:p>
          </table:table-cell>
          <table:table-cell table:formula="of:=CONCATENATE([.A43];&quot; [&quot;;[.E43];&quot;] &quot;;[.B43])" office:value-type="string" office:string-value=" [] " calcext:value-type="string">
            <text:p><text:s/>[] </text:p>
          </table:table-cell>
        </table:table-row>
        <table:table-row table:style-name="ro1">
          <table:table-cell table:number-columns-repeated="5"/>
          <table:table-cell table:formula="of:=CONCATENATE([.A44];&quot; [&quot;;[.D44];&quot;] &quot;;[.B44])" office:value-type="string" office:string-value=" [] " calcext:value-type="string">
            <text:p><text:s/>[] </text:p>
          </table:table-cell>
          <table:table-cell table:formula="of:=CONCATENATE([.A44];&quot; [&quot;;[.E44];&quot;] &quot;;[.B44])" office:value-type="string" office:string-value=" [] " calcext:value-type="string">
            <text:p><text:s/>[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00:41:06.843653277</meta:creation-date>
    <dc:date>2022-12-25T01:08:19.561528911</dc:date>
    <meta:editing-duration>PT27M14S</meta:editing-duration>
    <meta:editing-cycles>1</meta:editing-cycles>
    <meta:document-statistic meta:table-count="1" meta:cell-count="133" meta:object-count="0"/>
    <meta:generator>LibreOffice/7.4.3.2$Linux_X86_64 LibreOffice_project/8d7af0b9f05ca3f6bf3593323f061d3291e2ce28</meta:generator>
  </office:meta>
</office:document-meta>
</file>